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a305" officeooo:paragraph-rsid="001fa3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Blog</text:p>
      <text:p text:style-name="P1"><text:tab/>Section</text:p>
      <text:p text:style-name="P1"><text:tab/><text:tab/>life</text:p>
      <text:p text:style-name="P1"><text:tab/><text:tab/>health</text:p>
      <text:p text:style-name="P1"><text:tab/><text:tab/>economy</text:p>
      <text:p text:style-name="P1"><text:tab/><text:tab/>…</text:p>
      <text:p text:style-name="P1"><text:tab/>log in/ sign up</text:p>
      <text:p text:style-name="P1"><text:tab/></text:p>
      <text:p text:style-name="P1"/>
      <text:p text:style-name="P1"><text:tab/>Functions</text:p>
      <text:p text:style-name="P1"><text:tab/><text:tab/>Publish article</text:p>
      <text:p text:style-name="P1"><text:tab/><text:tab/>Save this article in my favorites</text:p>
      <text:p text:style-name="P1"><text:tab/><text:tab/>Share article</text:p>
      <text:p text:style-name="P1"><text:tab/><text:tab/></text:p>
      <text:p text:style-name="P1"/>
      <text:p text:style-name="P1"><text:tab/>bars</text:p>
      <text:p text:style-name="P1"><text:tab/><text:tab/>Settings</text:p>
      <text:p text:style-name="P1"><text:tab/><text:tab/>Most popular</text:p>
      <text:p text:style-name="P1"><text:tab/><text:tab/></text:p>
      <text:p text:style-name="P1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7T21:00:41.127636862</meta:creation-date>
    <dc:date>2016-01-07T21:06:24.648635980</dc:date>
    <meta:editing-duration>PT5M43S</meta:editing-duration>
    <meta:editing-cycles>1</meta:editing-cycles>
    <meta:document-statistic meta:table-count="0" meta:image-count="0" meta:object-count="0" meta:page-count="1" meta:paragraph-count="18" meta:word-count="25" meta:character-count="167" meta:non-whitespace-character-count="127"/>
    <meta:generator>LibreOffice/5.0.2.2$Linux_X86_64 LibreOffice_project/00m0$Build-2</meta:generator>
  </office:meta>
</office:document-meta>
</file>